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 INDUSTRIAS DORITA S.A.C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39360144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JERO NORIEGA, CARLOS AUGUS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47773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TIJERO NORIEGA, SUNI CAROLIN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031534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2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ROJAS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3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1:06:5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